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ragmentExtractorGenerator.getValidi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ragmentExtractorGenerator.getKe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ragmentExtractorGenerator.generate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26">
            <text:p text:style-name="Table_20_Contents">2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